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268.04pt"/>
    </style:style>
    <style:style style:name="co3" style:family="table-column">
      <style:table-column-properties fo:break-before="auto" style:column-width="160.44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175.01pt"/>
    </style:style>
    <style:style style:name="co6" style:family="table-column">
      <style:table-column-properties fo:break-before="auto" style:column-width="186.86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uto_20__28_select_20_correct_29_">
      <style:table-properties table:display="true" style:writing-mode="lr-tb"/>
    </style:style>
    <style:style style:name="ta2" style:family="table" style:master-page-name="PageStyle_5f_Manual_20__28_DO_20_NOT_20_TOUCH_29_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1]=1)" style:apply-style-name="ConditionalStyle_5f_1" style:base-cell-address="'Auto (select correct)'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1]=1)" style:apply-style-name="ConditionalStyle_5f_1" style:base-cell-address="'Auto (select correct)'.A1"/>
    </style:style>
    <style:style style:name="ce3" style:family="table-cell" style:parent-style-name="Default">
      <style:map style:condition="is-true-formula([.$A1]=1)" style:apply-style-name="ConditionalStyle_5f_1" style:base-cell-address="'Auto (select correct)'.A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  <style:map style:condition="is-true-formula([.$A1]=1)" style:apply-style-name="ConditionalStyle_5f_1" style:base-cell-address="'Auto (select correct)'.A1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 (select correct)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matched_type</text:p>
          </table:table-cell>
          <table:table-cell table:style-name="ce1" office:value-type="string" calcext:value-type="string">
            <text:p>matched_name</text:p>
          </table:table-cell>
          <table:table-cell table:style-name="ce1" office:value-type="string" calcext:value-type="string">
            <text:p>matched_winery_name</text:p>
          </table:table-cell>
          <table:table-cell table:style-name="ce1" office:value-type="string" calcext:value-type="string">
            <text:p>score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Chateau la Confession Saint Emilion Grand Cru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pe0rzy8eg0hagymx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int-Émilion Grand Cru</text:p>
          </table:table-cell>
          <table:table-cell table:style-name="ce1" office:value-type="string" calcext:value-type="string">
            <text:p>Château La Confession</text:p>
          </table:table-cell>
          <table:table-cell table:style-name="ce1" office:value-type="float" office:value="48.392826" calcext:value-type="float">
            <text:p>48.392826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Chateau Ormes De Pez saint estephe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6skgayzky81ms52az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int-Estèphe</text:p>
          </table:table-cell>
          <table:table-cell table:style-name="ce1" office:value-type="string" calcext:value-type="string">
            <text:p>Château Ormes de Pez</text:p>
          </table:table-cell>
          <table:table-cell table:style-name="ce1" office:value-type="float" office:value="50.292034" calcext:value-type="float">
            <text:p>50.292034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table:style-name="ce1" office:value-type="string" calcext:value-type="string">
            <text:p>“FRANCIACORTA” CA‘ DEL BOSCO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00" calcext:value-type="float">
            <text:p>11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ccghc75cyecdekrc9g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</text:p>
          </table:table-cell>
          <table:table-cell table:style-name="ce1" office:value-type="string" calcext:value-type="string">
            <text:p>Ca' del Bosco</text:p>
          </table:table-cell>
          <table:table-cell table:style-name="ce1" office:value-type="float" office:value="35.184395" calcext:value-type="float">
            <text:p>35.184395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 - TENUTA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5.614197" calcext:value-type="float">
            <text:p>45.61419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- GAJ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3m8y62ggabzd1kdm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31.459957" calcext:value-type="float">
            <text:p>31.45995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Luce” Tenuta Luce</text:p>
          </table:table-cell>
          <table:table-cell table:style-name="ce1"/>
          <table:table-cell table:style-name="ce1" office:value-type="string" calcext:value-type="string">
            <text:p>James Suckling 99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00" calcext:value-type="float">
            <text:p>15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m9jp96emkssr3n64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ce</text:p>
          </table:table-cell>
          <table:table-cell table:style-name="ce1" office:value-type="string" calcext:value-type="string">
            <text:p>Tenuta Luce</text:p>
          </table:table-cell>
          <table:table-cell table:style-name="ce1" office:value-type="float" office:value="62.028584" calcext:value-type="float">
            <text:p>62.028584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 Talenti ‘Piero’</text:p>
          </table:table-cell>
          <table:table-cell table:style-name="ce1"/>
          <table:table-cell table:style-name="ce1" office:value-type="string" calcext:value-type="string">
            <text:p>James Suckling 100 Punkte, Falstaff 99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f3cmb3kdn8xhtpbvng3mb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ero Brunello di Montalcino</text:p>
          </table:table-cell>
          <table:table-cell table:style-name="ce1" office:value-type="string" calcext:value-type="string">
            <text:p>Talenti</text:p>
          </table:table-cell>
          <table:table-cell table:style-name="ce1" office:value-type="float" office:value="47.622253" calcext:value-type="float">
            <text:p>47.622253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 „La Casa Caparzo”</text:p>
          </table:table-cell>
          <table:table-cell table:style-name="ce1"/>
          <table:table-cell table:style-name="ce1" office:value-type="string" calcext:value-type="string">
            <text:p>James Suckling 97 Punkte , Robert Parker 93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pts0qc6257pa9w55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 Casa Brunello di Montalcino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45.829933" calcext:value-type="float">
            <text:p>45.829933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 - COLLOSORB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00" calcext:value-type="float">
            <text:p>5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fgst7pg802das6cq3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ollosorbo</text:p>
          </table:table-cell>
          <table:table-cell table:style-name="ce1" office:value-type="float" office:value="44.95832" calcext:value-type="float">
            <text:p>44.95832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“Weingarten Klosteranger” MURI-GRIES</text:p>
          </table:table-cell>
          <table:table-cell table:style-name="ce1"/>
          <table:table-cell table:style-name="ce1" office:value-type="string" calcext:value-type="string">
            <text:p>RobertParker 95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fh93j1t0fkgezz7faz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Weingarten Klosteranger Lagrein Riserva</text:p>
          </table:table-cell>
          <table:table-cell table:style-name="ce1" office:value-type="string" calcext:value-type="string">
            <text:p>Muri-Gries</text:p>
          </table:table-cell>
          <table:table-cell table:style-name="ce1" office:value-type="float" office:value="68.885506" calcext:value-type="float">
            <text:p>68.885506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GRIES VILLA SCHMID - SCHMID OBERRAUTNE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8b3jve2v3bhek4vafn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Gries Villa Schmid</text:p>
          </table:table-cell>
          <table:table-cell table:style-name="ce1" office:value-type="string" calcext:value-type="string">
            <text:p>Schmid Oberrautner</text:p>
          </table:table-cell>
          <table:table-cell table:style-name="ce1" office:value-type="float" office:value="96.266945" calcext:value-type="float">
            <text:p>96.266945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„ISTRICE“ - ELENA WAL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0" calcext:value-type="float">
            <text:p>4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6820wjbdg9fbdw0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Istrice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1.93538" calcext:value-type="float">
            <text:p>51.93538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„VINSCHGAU“ - KELLEREI MER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q1mme1g80nm4fwcj7r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nschgau Blauburgunder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54.830456" calcext:value-type="float">
            <text:p>54.830456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ATERLE - EBERLEHOF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dpchz37phhyxhrgt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aterle</text:p>
          </table:table-cell>
          <table:table-cell table:style-name="ce1" office:value-type="string" calcext:value-type="string">
            <text:p>Eberlehof</text:p>
          </table:table-cell>
          <table:table-cell table:style-name="ce1" office:value-type="float" office:value="48.096443" calcext:value-type="float">
            <text:p>48.096443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Lagrein Rose` - Pfannenstielhof</text:p>
          </table:table-cell>
          <table:table-cell table:style-name="ce1"/>
          <table:table-cell table:style-name="ce1" office:value-type="string" calcext:value-type="string">
            <text:p>Sieger beim Autochtona Award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cw4dfxbzjkjwn1237yr18z6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Lagrein Rosé</text:p>
          </table:table-cell>
          <table:table-cell table:style-name="ce1" office:value-type="string" calcext:value-type="string">
            <text:p>Pfannenstielhof</text:p>
          </table:table-cell>
          <table:table-cell table:style-name="ce1" office:value-type="float" office:value="41.665802" calcext:value-type="float">
            <text:p>41.665802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DE VENOGE Princes Rose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0" calcext:value-type="float">
            <text:p>12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vwee2nsjwd6d805a7zcyk4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inces Rosé Champagne</text:p>
          </table:table-cell>
          <table:table-cell table:style-name="ce1" office:value-type="string" calcext:value-type="string">
            <text:p>De Venoge</text:p>
          </table:table-cell>
          <table:table-cell table:style-name="ce1" office:value-type="float" office:value="41.829437" calcext:value-type="float">
            <text:p>41.82943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CA‘ DEL BOSCO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00" calcext:value-type="float">
            <text:p>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ccghc75cyecdekrc9g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</text:p>
          </table:table-cell>
          <table:table-cell table:style-name="ce1" office:value-type="string" calcext:value-type="string">
            <text:p>Ca' del Bosco</text:p>
          </table:table-cell>
          <table:table-cell table:style-name="ce1" office:value-type="float" office:value="35.184395" calcext:value-type="float">
            <text:p>35.184395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CA‘ DEL BOSC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00" calcext:value-type="float">
            <text:p>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ccghc75cyecdekrc9g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</text:p>
          </table:table-cell>
          <table:table-cell table:style-name="ce1" office:value-type="string" calcext:value-type="string">
            <text:p>Ca' del Bosco</text:p>
          </table:table-cell>
          <table:table-cell table:style-name="ce1" office:value-type="float" office:value="35.184395" calcext:value-type="float">
            <text:p>35.184395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9" calcext:value-type="float">
            <text:p>169</text:p>
          </table:table-cell>
          <table:table-cell table:style-name="ce1"/>
          <table:table-cell table:style-name="ce1" office:value-type="string" calcext:value-type="string">
            <text:p>Sylvaner „Alte Reben“ Pacherhof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00" calcext:value-type="float">
            <text:p>9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2wzyfdmfvtvp7c8x5f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ylvaner Alte Reben</text:p>
          </table:table-cell>
          <table:table-cell table:style-name="ce1" office:value-type="string" calcext:value-type="string">
            <text:p>Pacherhof</text:p>
          </table:table-cell>
          <table:table-cell table:style-name="ce1" office:value-type="float" office:value="47.112045" calcext:value-type="float">
            <text:p>47.11204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omaine Févre - Chablis Premiére Cru Vaulorant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7900" calcext:value-type="float">
            <text:p>7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h36w3c0fbx3syphgq7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blis Premier Cru Vaulorent</text:p>
          </table:table-cell>
          <table:table-cell table:style-name="ce1" office:value-type="string" calcext:value-type="string">
            <text:p>Domaine William Fèvre</text:p>
          </table:table-cell>
          <table:table-cell table:style-name="ce1" office:value-type="float" office:value="39.557976" calcext:value-type="float">
            <text:p>39.55797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Merseult Les Clous Villages Bouchard Pére et Fils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600" calcext:value-type="float">
            <text:p>9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xcbz5yyn79mp6j5wr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eursault Les Clous</text:p>
          </table:table-cell>
          <table:table-cell table:style-name="ce1" office:value-type="string" calcext:value-type="string">
            <text:p>Bouchard Père &amp; Fils</text:p>
          </table:table-cell>
          <table:table-cell table:style-name="ce1" office:value-type="float" office:value="41.611816" calcext:value-type="float">
            <text:p>41.61181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Domaine de la Solitude Chateauneuf du Pape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n5ksh8fncpxmkxbsk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s Vallons de la Solitude Châteauneuf-du-Pape</text:p>
          </table:table-cell>
          <table:table-cell table:style-name="ce1" office:value-type="string" calcext:value-type="string">
            <text:p>Domaine de la Solitude - Famille Lancon</text:p>
          </table:table-cell>
          <table:table-cell table:style-name="ce1" office:value-type="float" office:value="43.43712" calcext:value-type="float">
            <text:p>43.4371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 office:value-type="string" calcext:value-type="string">
            <text:p>Chassagne Montrachet Lamy Pillot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400" calcext:value-type="float">
            <text:p>10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sxn69cmkmsh72gtkevj1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ssagne-Montrachet Blanc</text:p>
          </table:table-cell>
          <table:table-cell table:style-name="ce1" office:value-type="string" calcext:value-type="string">
            <text:p>Lamy-Pillot</text:p>
          </table:table-cell>
          <table:table-cell table:style-name="ce1" office:value-type="float" office:value="45.5926" calcext:value-type="float">
            <text:p>45.592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 office:value-type="string" calcext:value-type="string">
            <text:p>Chateau Grand Corbin Despagne Grand Cru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00" calcext:value-type="float">
            <text:p>8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nt2w4ma4w9fqnt6qj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etit Corbin-Despagne Saint-Émilion Grand Cru</text:p>
          </table:table-cell>
          <table:table-cell table:style-name="ce1" office:value-type="string" calcext:value-type="string">
            <text:p>Château Grand Corbin-Despagne</text:p>
          </table:table-cell>
          <table:table-cell table:style-name="ce1" office:value-type="float" office:value="75.297935" calcext:value-type="float">
            <text:p>75.29793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1" office:value-type="string" calcext:value-type="string">
            <text:p>Chateau Grand Corbin Despagne Grand Cru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300" calcext:value-type="float">
            <text:p>9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nt2w4ma4w9fqnt6qj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etit Corbin-Despagne Saint-Émilion Grand Cru</text:p>
          </table:table-cell>
          <table:table-cell table:style-name="ce1" office:value-type="string" calcext:value-type="string">
            <text:p>Château Grand Corbin-Despagne</text:p>
          </table:table-cell>
          <table:table-cell table:style-name="ce1" office:value-type="float" office:value="75.297935" calcext:value-type="float">
            <text:p>75.29793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1" office:value-type="string" calcext:value-type="string">
            <text:p>Chateau Talbot (4éme cru classé)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my5sa55mk7ps5yfve12av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nnétable Talbot Saint-Julien</text:p>
          </table:table-cell>
          <table:table-cell table:style-name="ce1" office:value-type="string" calcext:value-type="string">
            <text:p>Château Talbot</text:p>
          </table:table-cell>
          <table:table-cell table:style-name="ce1" office:value-type="float" office:value="39.17585" calcext:value-type="float">
            <text:p>39.1758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Vosne Romaneé – Domaine de Pedrix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7700" calcext:value-type="float">
            <text:p>17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avphghcty0xcgezr3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osne-Romanée</text:p>
          </table:table-cell>
          <table:table-cell table:style-name="ce1" office:value-type="string" calcext:value-type="string">
            <text:p>Domaine des Perdrix</text:p>
          </table:table-cell>
          <table:table-cell table:style-name="ce1" office:value-type="float" office:value="35.664288" calcext:value-type="float">
            <text:p>35.66428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" office:value-type="string" calcext:value-type="string">
            <text:p>Chateau Lynch Bages 5eme cru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1900" calcext:value-type="float">
            <text:p>21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sfypwmqesw4e35engv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anc de Lynch-Bages</text:p>
          </table:table-cell>
          <table:table-cell table:style-name="ce1" office:value-type="string" calcext:value-type="string">
            <text:p>Château Lynch-Bages</text:p>
          </table:table-cell>
          <table:table-cell table:style-name="ce1" office:value-type="float" office:value="57.509724" calcext:value-type="float">
            <text:p>57.50972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0" calcext:value-type="float">
            <text:p>10</text:p>
          </table:table-cell>
          <table:table-cell table:style-name="ce3"/>
          <table:table-cell table:style-name="ce1" office:value-type="string" calcext:value-type="string">
            <text:p>Château Daugay Saint-Émilion Grand Cru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fxnejyjfzq66w4yfweerka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avillon Daugay Saint-Émilion Grand Cru</text:p>
          </table:table-cell>
          <table:table-cell table:style-name="ce1" office:value-type="string" calcext:value-type="string">
            <text:p>Château Daugay</text:p>
          </table:table-cell>
          <table:table-cell table:style-name="ce1" office:value-type="float" office:value="50.843765" calcext:value-type="float">
            <text:p>50.8437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Bordeaux Rouge Supérieur AOP – Château Croix-Mouto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sa91z083za2w3db882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ordeaux Supérieur</text:p>
          </table:table-cell>
          <table:table-cell table:style-name="ce1" office:value-type="string" calcext:value-type="string">
            <text:p>Château Croix Mouton</text:p>
          </table:table-cell>
          <table:table-cell table:style-name="ce1" office:value-type="float" office:value="44.82544" calcext:value-type="float">
            <text:p>44.8254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Troplong Mondot <text:s/>1er Grand Cru Classe <text:s/>saint emilio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nz7gd45kbwmcyzsf1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ondot Saint-Émilion Grand Cru</text:p>
          </table:table-cell>
          <table:table-cell table:style-name="ce1" office:value-type="string" calcext:value-type="string">
            <text:p>Château Troplong Mondot</text:p>
          </table:table-cell>
          <table:table-cell table:style-name="ce1" office:value-type="float" office:value="57.209667" calcext:value-type="float">
            <text:p>57.20966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Château Brane-Cantenac Margaux (Grand Cru Classé) 2011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3nvjqp3f6f4hft91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rgaux (Grand Cru Classé)</text:p>
          </table:table-cell>
          <table:table-cell table:style-name="ce1" office:value-type="string" calcext:value-type="string">
            <text:p>Château Brane-Cantenac</text:p>
          </table:table-cell>
          <table:table-cell table:style-name="ce1" office:value-type="float" office:value="56.306816" calcext:value-type="float">
            <text:p>56.30681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5" calcext:value-type="float">
            <text:p>15</text:p>
          </table:table-cell>
          <table:table-cell table:style-name="ce3"/>
          <table:table-cell table:style-name="ce1" office:value-type="string" calcext:value-type="string">
            <text:p>Carillon d’Angelus - Saint-Emilion Grand Cru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nw2qjdzjxe8x2be4z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int-Émilion Grand Cru</text:p>
          </table:table-cell>
          <table:table-cell table:style-name="ce1" office:value-type="string" calcext:value-type="string">
            <text:p>Château Clos Saint Emilion Philippe</text:p>
          </table:table-cell>
          <table:table-cell table:style-name="ce1" office:value-type="float" office:value="32.23223" calcext:value-type="float">
            <text:p>32.2322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6" calcext:value-type="float">
            <text:p>16</text:p>
          </table:table-cell>
          <table:table-cell table:style-name="ce3"/>
          <table:table-cell table:style-name="ce1" office:value-type="string" calcext:value-type="string">
            <text:p>CHATEAU PIBRAN PAULILLAC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w4dgawxg5mkxpt9256xy7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our Pibran Pauillac</text:p>
          </table:table-cell>
          <table:table-cell table:style-name="ce1" office:value-type="string" calcext:value-type="string">
            <text:p>Château Pibran</text:p>
          </table:table-cell>
          <table:table-cell table:style-name="ce1" office:value-type="float" office:value="46.95678" calcext:value-type="float">
            <text:p>46.9567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OSECCO CARMINA „LOGGIA“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0" calcext:value-type="float">
            <text:p>2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vpmaek2kxvp6gc1bphv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Loggia Carmina Prosecco</text:p>
          </table:table-cell>
          <table:table-cell table:style-name="ce1" office:value-type="string" calcext:value-type="string">
            <text:p>Carmina</text:p>
          </table:table-cell>
          <table:table-cell table:style-name="ce1" office:value-type="float" office:value="45.503532" calcext:value-type="float">
            <text:p>45.50353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Sekt Castel Monreale Rosé Rametz Südtirol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0" calcext:value-type="float">
            <text:p>4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sxmwcgnpj5rkht6k52xfp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astel Monreale Brut Rosé</text:p>
          </table:table-cell>
          <table:table-cell table:style-name="ce1" office:value-type="string" calcext:value-type="string">
            <text:p>Rametz</text:p>
          </table:table-cell>
          <table:table-cell table:style-name="ce1" office:value-type="float" office:value="45.83731" calcext:value-type="float">
            <text:p>45.83731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Arunda Rosé Sekt - Südtirol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00" calcext:value-type="float">
            <text:p>4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qpe521fsdwks0g3yfq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Rosé</text:p>
          </table:table-cell>
          <table:table-cell table:style-name="ce1" office:value-type="string" calcext:value-type="string">
            <text:p>Arunda</text:p>
          </table:table-cell>
          <table:table-cell table:style-name="ce1" office:value-type="float" office:value="28.548937" calcext:value-type="float">
            <text:p>28.5489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Südtiroler Sekt Brut Riserva „36“ Kellerei Mer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0" calcext:value-type="float">
            <text:p>4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q1mddt3an3mny3988d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Riserva 36 Brut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8.857716" calcext:value-type="float">
            <text:p>48.85771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Südtiroler Sekt Brut Riserva „36“ Kellerei Mera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0" calcext:value-type="float">
            <text:p>4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q1mddt3an3mny3988d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Riserva 36 Brut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8.857716" calcext:value-type="float">
            <text:p>48.85771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omitissa Pas Dosé Riserva - Südtirol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0" calcext:value-type="float">
            <text:p>4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f3cmbts4w0cgbm09zbfrjy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as Dosè Riserva</text:p>
          </table:table-cell>
          <table:table-cell table:style-name="ce1" office:value-type="string" calcext:value-type="string">
            <text:p>Comitissa</text:p>
          </table:table-cell>
          <table:table-cell table:style-name="ce1" office:value-type="float" office:value="45.439007" calcext:value-type="float">
            <text:p>45.43900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omitissa Pas Dosé Riserva - Südtirol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0" calcext:value-type="float">
            <text:p>4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f3cmbts4w0cgbm09zbfrjy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as Dosè Riserva</text:p>
          </table:table-cell>
          <table:table-cell table:style-name="ce1" office:value-type="string" calcext:value-type="string">
            <text:p>Comitissa</text:p>
          </table:table-cell>
          <table:table-cell table:style-name="ce1" office:value-type="float" office:value="45.439007" calcext:value-type="float">
            <text:p>45.43900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ee „Bellavista“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0" calcext:value-type="float">
            <text:p>5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fz8rdfpgmgkvghev9h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ée Alma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34.369064" calcext:value-type="float">
            <text:p>34.36906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ee „Bellavista“</text:p>
          </table:table-cell>
          <table:table-cell table:style-name="ce3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0" calcext:value-type="float">
            <text:p>5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fz8rdfpgmgkvghev9h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ée Alma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34.369064" calcext:value-type="float">
            <text:p>34.36906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ee „Bellavista“</text:p>
          </table:table-cell>
          <table:table-cell table:style-name="ce3"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0" calcext:value-type="float">
            <text:p>5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fz8rdfpgmgkvghev9h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ée Alma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34.369064" calcext:value-type="float">
            <text:p>34.36906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ee „Bellavista“</text:p>
          </table:table-cell>
          <table:table-cell table:style-name="ce3" table:number-columns-repeated="2"/>
          <table:table-cell table:style-name="ce1" office:value-type="string" calcext:value-type="string">
            <text:p>MATHUSALE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0" calcext:value-type="float">
            <text:p>5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fz8rdfpgmgkvghev9h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ée Alma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34.369064" calcext:value-type="float">
            <text:p>34.36906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ee „Bellavista“</text:p>
          </table:table-cell>
          <table:table-cell table:style-name="ce3" table:number-columns-repeated="2"/>
          <table:table-cell table:style-name="ce1" office:value-type="string" calcext:value-type="string">
            <text:p>SALMANAZ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0" calcext:value-type="float">
            <text:p>5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fz8rdfpgmgkvghev9h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Grande Cuvée Alma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34.369064" calcext:value-type="float">
            <text:p>34.36906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R LEGRAS &amp; HAAS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00" calcext:value-type="float">
            <text:p>6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avwedmz0cfn438m5mf9zseq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Intuition Brut Champagne</text:p>
          </table:table-cell>
          <table:table-cell table:style-name="ce1" office:value-type="string" calcext:value-type="string">
            <text:p>Legras &amp; Haas</text:p>
          </table:table-cell>
          <table:table-cell table:style-name="ce1" office:value-type="float" office:value="35.764496" calcext:value-type="float">
            <text:p>35.76449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R LEGRAS &amp; HAAS</text:p>
          </table:table-cell>
          <table:table-cell table:style-name="ce3"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0" calcext:value-type="float">
            <text:p>4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avwedmz0cfn438m5mf9zseq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Intuition Brut Champagne</text:p>
          </table:table-cell>
          <table:table-cell table:style-name="ce1" office:value-type="string" calcext:value-type="string">
            <text:p>Legras &amp; Haas</text:p>
          </table:table-cell>
          <table:table-cell table:style-name="ce1" office:value-type="float" office:value="35.764496" calcext:value-type="float">
            <text:p>35.7644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Ruinart Brut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00" calcext:value-type="float">
            <text:p>10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4k2zha41rc9c9bb6c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(R de Ruinart)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40.097427" calcext:value-type="float">
            <text:p>40.09742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Ruinart Brut Rose’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00" calcext:value-type="float">
            <text:p>1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fdrsyc3d30fzdm74bn4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Dom Ruinart Rosé Brut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42.64077" calcext:value-type="float">
            <text:p>42.6407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R Dom Perignon VINTAGE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00" calcext:value-type="float">
            <text:p>29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q5hvwrcr5dxtbzer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Vintage Brut Champagne</text:p>
          </table:table-cell>
          <table:table-cell table:style-name="ce1" office:value-type="string" calcext:value-type="string">
            <text:p>Dom Pérignon</text:p>
          </table:table-cell>
          <table:table-cell table:style-name="ce1" office:value-type="float" office:value="44.29235" calcext:value-type="float">
            <text:p>44.2923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DE VENOGE Princes De Blanc de Blanc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00" calcext:value-type="float">
            <text:p>11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fe7qzp7rr0tzg52d4zm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inces Blanc de Blancs Champagne</text:p>
          </table:table-cell>
          <table:table-cell table:style-name="ce1" office:value-type="string" calcext:value-type="string">
            <text:p>De Venoge</text:p>
          </table:table-cell>
          <table:table-cell table:style-name="ce1" office:value-type="float" office:value="62.11169" calcext:value-type="float">
            <text:p>62.11169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DE VENOGE Princes Blanc de Noirs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00" calcext:value-type="float">
            <text:p>11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fe7qzp7rr0tzg52d4zm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inces Blanc de Blancs Champagne</text:p>
          </table:table-cell>
          <table:table-cell table:style-name="ce1" office:value-type="string" calcext:value-type="string">
            <text:p>De Venoge</text:p>
          </table:table-cell>
          <table:table-cell table:style-name="ce1" office:value-type="float" office:value="50.170937" calcext:value-type="float">
            <text:p>50.17093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SALIE Cuvee KELLEREI MERAN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" calcext:value-type="float">
            <text:p>2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r2pq1m082yvd5nj668tj0m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Festival Rosalie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4.2755" calcext:value-type="float">
            <text:p>44.27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erlot Rosé Meris St. Pauls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0" calcext:value-type="float">
            <text:p>2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mtmbwdx4fxs7bp0bx6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eris Merlot Rosè</text:p>
          </table:table-cell>
          <table:table-cell table:style-name="ce1" office:value-type="string" calcext:value-type="string">
            <text:p>Kellerei St. Pauls</text:p>
          </table:table-cell>
          <table:table-cell table:style-name="ce1" office:value-type="float" office:value="33.807724" calcext:value-type="float">
            <text:p>33.80772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UBURGUNDER ROSÉ - INNERLEITERHOF Schenna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217yqdqc2kcqqhen3rr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sé Mathilde</text:p>
          </table:table-cell>
          <table:table-cell table:style-name="ce1" office:value-type="string" calcext:value-type="string">
            <text:p>Weingut Innerleiterhof</text:p>
          </table:table-cell>
          <table:table-cell table:style-name="ce1" office:value-type="float" office:value="27.22401" calcext:value-type="float">
            <text:p>27.22401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EROSE Rosé Cuvee Weingut Kornell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arvcmk8pvw8a01g0mq1wzp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Stella</text:p>
          </table:table-cell>
          <table:table-cell table:style-name="ce1" office:value-type="string" calcext:value-type="string">
            <text:p>Korrell</text:p>
          </table:table-cell>
          <table:table-cell table:style-name="ce1" office:value-type="float" office:value="25.326212" calcext:value-type="float">
            <text:p>25.32621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„ROTE ROSE“ KELLEREI NALS MARGREID Halbtrocke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zb94jpm7t501wmka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te Rose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48.1603" calcext:value-type="float">
            <text:p>48.160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oave Classico Bio Pieropan Venet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0" calcext:value-type="float">
            <text:p>2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j4ahty016zbqf90ze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oave Classico</text:p>
          </table:table-cell>
          <table:table-cell table:style-name="ce1" office:value-type="string" calcext:value-type="string">
            <text:p>Pieropan</text:p>
          </table:table-cell>
          <table:table-cell table:style-name="ce1" office:value-type="float" office:value="40.617275" calcext:value-type="float">
            <text:p>40.61727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UGANA - CA DEI FRATI Lombardai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21816c7pdatn9v5f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I Frati Lugana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47.855896" calcext:value-type="float">
            <text:p>47.8558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OSSJ BASS - GAJA PIEMONT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00" calcext:value-type="float">
            <text:p>9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p0wnh0289kv106za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ssj-Bass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34.624954" calcext:value-type="float">
            <text:p>34.62495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ÜNER VELTLINER - KELLEREI EISACKTAL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hs04rxp1dg440685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üner Veltliner</text:p>
          </table:table-cell>
          <table:table-cell table:style-name="ce1" office:value-type="string" calcext:value-type="string">
            <text:p>Kellerei Eisacktal - Cantina Valle Isarco</text:p>
          </table:table-cell>
          <table:table-cell table:style-name="ce1" office:value-type="float" office:value="34.204556" calcext:value-type="float">
            <text:p>34.20455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ÜNER VELTLINER - EBNE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0" calcext:value-type="float">
            <text:p>3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2jxv8ss0d30tn6ess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üner Veltliner</text:p>
          </table:table-cell>
          <table:table-cell table:style-name="ce1" office:value-type="string" calcext:value-type="string">
            <text:p>Ebner-Ebenauer</text:p>
          </table:table-cell>
          <table:table-cell table:style-name="ce1" office:value-type="float" office:value="33.370377" calcext:value-type="float">
            <text:p>33.37037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- Kellerei Gi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pm821k2czmn9xt9zsc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</text:p>
          </table:table-cell>
          <table:table-cell table:style-name="ce1" office:value-type="string" calcext:value-type="string">
            <text:p>Girlan</text:p>
          </table:table-cell>
          <table:table-cell table:style-name="ce1" office:value-type="float" office:value="32.80421" calcext:value-type="float">
            <text:p>32.80421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“Punggl” Kellerei Nals Margreid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0bp2fctnk2bf86e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unggl Pinot Grigio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8.922432" calcext:value-type="float">
            <text:p>58.92243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UNTEREBNER - Kellerei TRAMI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0" calcext:value-type="float">
            <text:p>4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xg5g76922shspm60e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Unterebner Pinot Grigio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45.202538" calcext:value-type="float">
            <text:p>45.20253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URGUNDER - ANDI SÖLVA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00" calcext:value-type="float">
            <text:p>3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wsykgrjs0qeh6ekf751mah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urgunder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23.823603" calcext:value-type="float">
            <text:p>23.82360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. Vorberg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yj9f3adjf8eqj5727qp5j9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Vorberg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46.11953" calcext:value-type="float">
            <text:p>46.1195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. Praesulis Gump Hof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1tfsa2r791abqhxexke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aesulis Gewürztraminer</text:p>
          </table:table-cell>
          <table:table-cell table:style-name="ce1" office:value-type="string" calcext:value-type="string">
            <text:p>Markus Prackwieser Gump Hof</text:p>
          </table:table-cell>
          <table:table-cell table:style-name="ce1" office:value-type="float" office:value="39.093884" calcext:value-type="float">
            <text:p>39.09388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urgunder “Sirmian” Kellerei Nals Margreid</text:p>
          </table:table-cell>
          <table:table-cell table:style-name="ce1"/>
          <table:table-cell table:style-name="ce1" office:value-type="string" calcext:value-type="string">
            <text:p>Gambero Rosso 3 Bicchieri, James Suckling 95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0" calcext:value-type="float">
            <text:p>4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tf36964px55qxy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irmian Pinot Bianco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48.194134" calcext:value-type="float">
            <text:p>48.19413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urgunder „Tecum“ Weingut Castelfeder nur Magnum 1,50 l -</text:p>
          </table:table-cell>
          <table:table-cell table:style-name="ce1" table:number-columns-repeated="2"/>
          <table:table-cell table:style-name="ce2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00" calcext:value-type="float">
            <text:p>8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sxmwg9rwheq6gt9kqzdh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ecum Pinot Bianco</text:p>
          </table:table-cell>
          <table:table-cell table:style-name="ce1" office:value-type="string" calcext:value-type="string">
            <text:p>Castelfeder</text:p>
          </table:table-cell>
          <table:table-cell table:style-name="ce1" office:value-type="float" office:value="36.70165" calcext:value-type="float">
            <text:p>36.701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YLVANER „PRAEPOSITUS“ - NEUSTIFT</text:p>
          </table:table-cell>
          <table:table-cell table:style-name="ce1"/>
          <table:table-cell table:style-name="ce1" office:value-type="string" calcext:value-type="string">
            <text:p>Gambero Rosso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bq4tyhyes4vcm6w3c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aepositus Sylvaner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32.457306" calcext:value-type="float">
            <text:p>32.45730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ylvaner „Alte Reben“ Pacher Hof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0" calcext:value-type="float">
            <text:p>4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wvb3nkjegn3j0s5rgr124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lte Reben Sylvaner</text:p>
          </table:table-cell>
          <table:table-cell table:style-name="ce1" office:value-type="string" calcext:value-type="string">
            <text:p>Hof Bangerth</text:p>
          </table:table-cell>
          <table:table-cell table:style-name="ce1" office:value-type="float" office:value="32.199303" calcext:value-type="float">
            <text:p>32.19930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ylvaner „Alte Reben“ Pacher Hof</text:p>
          </table:table-cell>
          <table:table-cell table:style-name="ce3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0" calcext:value-type="float">
            <text:p>4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wvb3nkjegn3j0s5rgr124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lte Reben Sylvaner</text:p>
          </table:table-cell>
          <table:table-cell table:style-name="ce1" office:value-type="string" calcext:value-type="string">
            <text:p>Hof Bangerth</text:p>
          </table:table-cell>
          <table:table-cell table:style-name="ce1" office:value-type="float" office:value="32.199303" calcext:value-type="float">
            <text:p>32.19930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DÖNNHOFF „TONSCHIEFER“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4pmmh3cx444k5r00xkf8cm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onschiefer Riesling Trocken</text:p>
          </table:table-cell>
          <table:table-cell table:style-name="ce1" office:value-type="string" calcext:value-type="string">
            <text:p>Dönnhoff</text:p>
          </table:table-cell>
          <table:table-cell table:style-name="ce1" office:value-type="float" office:value="37.984505" calcext:value-type="float">
            <text:p>37.98450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„VINSCHGAU“ - FALKENSTEIN</text:p>
          </table:table-cell>
          <table:table-cell table:style-name="ce3"/>
          <table:table-cell table:style-name="ce1" office:value-type="string" calcext:value-type="string">
            <text:p>trebicchieri, Gambero Rosso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00" calcext:value-type="float">
            <text:p>3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0ay4zbkrhchknmkzn6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Falkensteiner Hofberg Riesling Auslese</text:p>
          </table:table-cell>
          <table:table-cell table:style-name="ce1" office:value-type="string" calcext:value-type="string">
            <text:p>Hofgut Falkenstein</text:p>
          </table:table-cell>
          <table:table-cell table:style-name="ce1" office:value-type="float" office:value="30.045355" calcext:value-type="float">
            <text:p>30.0453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„Geieregg“ Weingut Himmelrei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varmm99zfg3da00wn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ieregg Riesling</text:p>
          </table:table-cell>
          <table:table-cell table:style-name="ce1" office:value-type="string" calcext:value-type="string">
            <text:p>Himmelreich-Hof</text:p>
          </table:table-cell>
          <table:table-cell table:style-name="ce1" office:value-type="float" office:value="37.975166" calcext:value-type="float">
            <text:p>37.97516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Anaduron Falkensteiner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23nxaya3bq0t3h5h9f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Kartell Cuvée Riesling Halbtrocken</text:p>
          </table:table-cell>
          <table:table-cell table:style-name="ce1" office:value-type="string" calcext:value-type="string">
            <text:p>Das Riesling Kartell</text:p>
          </table:table-cell>
          <table:table-cell table:style-name="ce1" office:value-type="float" office:value="23.73763" calcext:value-type="float">
            <text:p>23.7376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KERNER „PRAEPOSITUS“ - KLOSTER NEUSTIFT</text:p>
          </table:table-cell>
          <table:table-cell table:style-name="ce1"/>
          <table:table-cell table:style-name="ce1" office:value-type="string" calcext:value-type="string">
            <text:p>Wine Hunter Award Platinum &amp; Gold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bqpkdt1kxf4qvpa0ev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aepositus Kerner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32.804077" calcext:value-type="float">
            <text:p>32.80407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ÜLLER THURGAU „FELDMARSCHALL“ TIEFENBRUNNER</text:p>
          </table:table-cell>
          <table:table-cell table:style-name="ce3"/>
          <table:table-cell table:style-name="ce1" office:value-type="string" calcext:value-type="string">
            <text:p>Trebicchieri Gambero Rosso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0" calcext:value-type="float">
            <text:p>6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sq47vfhaks7wmyw4zr68ye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Grappa Feldmarschall</text:p>
          </table:table-cell>
          <table:table-cell table:style-name="ce1" office:value-type="string" calcext:value-type="string">
            <text:p>Tiefenbrunner</text:p>
          </table:table-cell>
          <table:table-cell table:style-name="ce1" office:value-type="float" office:value="38.52005" calcext:value-type="float">
            <text:p>38.5200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„Magred“ Kellerei Nals Margreid</text:p>
          </table:table-cell>
          <table:table-cell table:style-name="ce1"/>
          <table:table-cell table:style-name="ce1" office:value-type="string" calcext:value-type="string">
            <text:p>James Suckling 92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z7npg54r64bbttk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gred Chardonnay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64.4836" calcext:value-type="float">
            <text:p>64.483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„Bioland“ Riedingerhof Mer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cw4dg7645shfpc7k0p9fhv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</text:p>
          </table:table-cell>
          <table:table-cell table:style-name="ce1" office:value-type="string" calcext:value-type="string">
            <text:p>Riedingerhof</text:p>
          </table:table-cell>
          <table:table-cell table:style-name="ce1" office:value-type="float" office:value="35.13333" calcext:value-type="float">
            <text:p>35.1333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„KREUTH“ KELLEREI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8b7921b25az154d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Kreuth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1.752426" calcext:value-type="float">
            <text:p>51.75242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„Baron Salvadori“ Kellerei Nals Margreid</text:p>
          </table:table-cell>
          <table:table-cell table:style-name="ce1"/>
          <table:table-cell table:style-name="ce1" office:value-type="string" calcext:value-type="string">
            <text:p>James Suckling 95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00" calcext:value-type="float">
            <text:p>5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7wgwjpn9sr6pybc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aron Salvadori Chardonnay Riserva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60.039192" calcext:value-type="float">
            <text:p>60.03919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„Troy“ Kellerei Trami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00" calcext:value-type="float">
            <text:p>9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xg5dqfvxezrrmbb28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roy Reserva Chardonnay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35.437332" calcext:value-type="float">
            <text:p>35.43733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“Myra” Ansitz Waldgries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jsm3nxqjhebp455ypt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yra</text:p>
          </table:table-cell>
          <table:table-cell table:style-name="ce1" office:value-type="string" calcext:value-type="string">
            <text:p>Ansitz Waldgries</text:p>
          </table:table-cell>
          <table:table-cell table:style-name="ce1" office:value-type="float" office:value="54.90472" calcext:value-type="float">
            <text:p>54.9047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„MANTELE“ KELLEREI NALS MARGREID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00" calcext:value-type="float">
            <text:p>3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wvzvssy1bgtbbag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tele Sauvignon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3.250618" calcext:value-type="float">
            <text:p>53.25061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“Lafoa” Kellerei Schreckbichl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0" calcext:value-type="float">
            <text:p>4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afóa Sauvignon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3.937553" calcext:value-type="float">
            <text:p>33.93755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Exclusiv der „Vollendete“ Ploner Marling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00" calcext:value-type="float">
            <text:p>6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tsdfevgab8g251fmfj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rlborough Sauvignon Blanc</text:p>
          </table:table-cell>
          <table:table-cell table:style-name="ce1" office:value-type="string" calcext:value-type="string">
            <text:p>Sauvignon Republic</text:p>
          </table:table-cell>
          <table:table-cell table:style-name="ce1" office:value-type="float" office:value="29.878153" calcext:value-type="float">
            <text:p>29.87815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“QUARZ” Kellerei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00" calcext:value-type="float">
            <text:p>8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5kqa21f0wdpx6t3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arz Sauvignon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1.522858" calcext:value-type="float">
            <text:p>51.52285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“QUARZ” Kellerei Terla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00" calcext:value-type="float">
            <text:p>8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5kqa21f0wdpx6t3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arz Sauvignon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1.522858" calcext:value-type="float">
            <text:p>51.52285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“QUARZ” Kellerei Terlan</text:p>
          </table:table-cell>
          <table:table-cell table:style-name="ce1"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00" calcext:value-type="float">
            <text:p>8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5kqa21f0wdpx6t3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arz Sauvignon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1.522858" calcext:value-type="float">
            <text:p>51.52285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“SELIDA” KELLEREI TRAMI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xgbgzxzhnp2khrrww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elida Gewürztraminer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41.08855" calcext:value-type="float">
            <text:p>41.088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“CONCERTO” ELENA WAL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0" calcext:value-type="float">
            <text:p>4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6r3bs9rtscwvae7kt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oncerto Grosso Gewürztraminer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0.288765" calcext:value-type="float">
            <text:p>50.2887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“Nussbaumer” Kellerei Trami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0" calcext:value-type="float">
            <text:p>4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xgwvqvqhjhsn8v8t7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Nussbaumer Gewürztraminer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42.89746" calcext:value-type="float">
            <text:p>42.8974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erlaner Klassich Cuvee - Kellerei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00" calcext:value-type="float">
            <text:p>3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0zrsanx71j9ts3e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Terlaner (Classico)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3.601616" calcext:value-type="float">
            <text:p>53.60161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„Giovo“ Cuvee Bergkellerei Passeie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00" calcext:value-type="float">
            <text:p>5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94wbjx6m6h8k0rc3zy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iovo</text:p>
          </table:table-cell>
          <table:table-cell table:style-name="ce1" office:value-type="string" calcext:value-type="string">
            <text:p>Bergkellerei Passeier</text:p>
          </table:table-cell>
          <table:table-cell table:style-name="ce1" office:value-type="float" office:value="60.461937" calcext:value-type="float">
            <text:p>60.4619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“Nova Domus” Riserva Kellerei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0" calcext:value-type="float">
            <text:p>6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9np0cz4842jxkmp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serva Nova Domus Terlaner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6.6123" calcext:value-type="float">
            <text:p>56.612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„Dolomytos“ Weisswein Cuvee Weingut Dolomytos</text:p>
          </table:table-cell>
          <table:table-cell table:style-name="ce1"/>
          <table:table-cell table:style-name="ce1" office:value-type="string" calcext:value-type="string">
            <text:p>Cuvee aus Südtiroler und Griechischen Rebsorten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0" calcext:value-type="float">
            <text:p>6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jsy280zdn8ek2ebhz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Dolomytos Weißwein</text:p>
          </table:table-cell>
          <table:table-cell table:style-name="ce1" office:value-type="string" calcext:value-type="string">
            <text:p>Ansitz Dolomytos</text:p>
          </table:table-cell>
          <table:table-cell table:style-name="ce1" office:value-type="float" office:value="82.78138" calcext:value-type="float">
            <text:p>82.7813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“Beyond The Clouds” Cuvee Weingut Elena Walch</text:p>
          </table:table-cell>
          <table:table-cell table:style-name="ce1"/>
          <table:table-cell table:style-name="ce1" office:value-type="string" calcext:value-type="string">
            <text:p>GamberoRosso . Veronelli . Bibenda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0" calcext:value-type="float">
            <text:p>9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6x7xf11p195ys5yk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eyond the Clouds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7.006565" calcext:value-type="float">
            <text:p>57.0065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„LR“ Cuvee Kellerei Schreckbichl</text:p>
          </table:table-cell>
          <table:table-cell table:style-name="ce1"/>
          <table:table-cell table:style-name="ce1" office:value-type="string" calcext:value-type="string">
            <text:p>Falstaff : 95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00" calcext:value-type="float">
            <text:p>12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492fr5ca6kj4bcg3q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4.598526" calcext:value-type="float">
            <text:p>34.59852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„Nama“ Cuvee Kellerei Nals Margreid</text:p>
          </table:table-cell>
          <table:table-cell table:style-name="ce1"/>
          <table:table-cell table:style-name="ce1" office:value-type="string" calcext:value-type="string">
            <text:p>Robert Parker 96 Punkte, James Suckling 97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0" calcext:value-type="float">
            <text:p>14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j337pq3rg2ys5snjq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48.86843" calcext:value-type="float">
            <text:p>48.8684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„Appius“ Cuvee Kellerei St. Michael - Eppan</text:p>
          </table:table-cell>
          <table:table-cell table:style-name="ce1"/>
          <table:table-cell table:style-name="ce1" office:value-type="string" calcext:value-type="string">
            <text:p>Robert Parker 95+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00" calcext:value-type="float">
            <text:p>16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myxxe6zv6hev5pa5j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ppius</text:p>
          </table:table-cell>
          <table:table-cell table:style-name="ce1" office:value-type="string" calcext:value-type="string">
            <text:p>St. Michael-Eppan</text:p>
          </table:table-cell>
          <table:table-cell table:style-name="ce1" office:value-type="float" office:value="49.299347" calcext:value-type="float">
            <text:p>49.29934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IMO TERLANER “I -Grande” Cuvèe</text:p>
          </table:table-cell>
          <table:table-cell table:style-name="ce3"/>
          <table:table-cell table:style-name="ce1" office:value-type="string" calcext:value-type="string">
            <text:p>Gambero Rosso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4pmmh3vv8478e4qtv6bhn9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imo Grigio</text:p>
          </table:table-cell>
          <table:table-cell table:style-name="ce1" office:value-type="string" calcext:value-type="string">
            <text:p>Primo Estate</text:p>
          </table:table-cell>
          <table:table-cell table:style-name="ce1" office:value-type="float" office:value="26.523722" calcext:value-type="float">
            <text:p>26.52372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ernatsch Muri</text:p>
          </table:table-cell>
          <table:table-cell table:style-name="ce3" table:number-columns-repeated="2"/>
          <table:table-cell table:style-name="ce1" office:value-type="string" calcext:value-type="string">
            <text:p>LITER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1jhr3n81sardfmp9s0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5 Mori Rosso</text:p>
          </table:table-cell>
          <table:table-cell table:style-name="ce1" office:value-type="string" calcext:value-type="string">
            <text:p>Giacomo Mori</text:p>
          </table:table-cell>
          <table:table-cell table:style-name="ce1" office:value-type="float" office:value="20.773373" calcext:value-type="float">
            <text:p>20.77337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ERNATSCH „SCHICKENBURG“ - KELLEREI MER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q1mqv62ngwhn5zcqtt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af von Meran Schickenburg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50.688896" calcext:value-type="float">
            <text:p>50.6888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T.MAGDALENER CLASSICO - KELLEREI WALDGRIES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0" calcext:value-type="float">
            <text:p>2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mxmrh60e659pcec82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t.Magdalener Classico</text:p>
          </table:table-cell>
          <table:table-cell table:style-name="ce1" office:value-type="string" calcext:value-type="string">
            <text:p>Ansitz Waldgries</text:p>
          </table:table-cell>
          <table:table-cell table:style-name="ce1" office:value-type="float" office:value="40.762783" calcext:value-type="float">
            <text:p>40.76278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alterersee „Bischofsleiten“ Castel Sallegg</text:p>
          </table:table-cell>
          <table:table-cell table:style-name="ce1"/>
          <table:table-cell table:style-name="ce1" office:value-type="string" calcext:value-type="string">
            <text:p>Gambero Rosso 3 bicchieri, VERNATSCH-CUP: Vernatsch des Jahres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0" calcext:value-type="float">
            <text:p>3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r1xeqa7qjghh7edfz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ischofsleiten</text:p>
          </table:table-cell>
          <table:table-cell table:style-name="ce1" office:value-type="string" calcext:value-type="string">
            <text:p>Castel Sallegg</text:p>
          </table:table-cell>
          <table:table-cell table:style-name="ce1" office:value-type="float" office:value="52.2974" calcext:value-type="float">
            <text:p>52.297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ernatsch „Gschleier“ Alte Reben Kellerei Girlan</text:p>
          </table:table-cell>
          <table:table-cell table:style-name="ce1"/>
          <table:table-cell table:style-name="ce1" office:value-type="string" calcext:value-type="string">
            <text:p>FALSTAFF : 93 Pkt., VERNATSCH-CUP: Vernatsch des Jahres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b4rjgxsqh9zf0h82pxmsg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schleier Vernatsch Alte Reben</text:p>
          </table:table-cell>
          <table:table-cell table:style-name="ce1" office:value-type="string" calcext:value-type="string">
            <text:p>Girlan</text:p>
          </table:table-cell>
          <table:table-cell table:style-name="ce1" office:value-type="float" office:value="55.21714" calcext:value-type="float">
            <text:p>55.2171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t. Magdalener „Der Pfannenstiel“ Pfannenstielhof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00" calcext:value-type="float">
            <text:p>7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sn07qrknrg486gmvw5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t. Magdalener Classico</text:p>
          </table:table-cell>
          <table:table-cell table:style-name="ce1" office:value-type="string" calcext:value-type="string">
            <text:p>Pfannenstielhof</text:p>
          </table:table-cell>
          <table:table-cell table:style-name="ce1" office:value-type="float" office:value="46.2422" calcext:value-type="float">
            <text:p>46.242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. Anrar Andri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hs4297dbhyg8ngnv6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rar Pinot Noir</text:p>
          </table:table-cell>
          <table:table-cell table:style-name="ce1" office:value-type="string" calcext:value-type="string">
            <text:p>Andrian</text:p>
          </table:table-cell>
          <table:table-cell table:style-name="ce1" office:value-type="float" office:value="34.247448" calcext:value-type="float">
            <text:p>34.24744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. Baltasius schloss engla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wwcz6g9k7q7t7t06j26tp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ltasius Pinot Noir Riserva</text:p>
          </table:table-cell>
          <table:table-cell table:style-name="ce1" office:value-type="string" calcext:value-type="string">
            <text:p>Schloss Englar</text:p>
          </table:table-cell>
          <table:table-cell table:style-name="ce1" office:value-type="float" office:value="49.043873" calcext:value-type="float">
            <text:p>49.04387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RISERVA „MONTICOL“ -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0" calcext:value-type="float">
            <text:p>4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agw365140he6yvs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oir Riserva Monticol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1.307217" calcext:value-type="float">
            <text:p>51.30721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Riserva „Valpitan“ WEINGUT PFÖSTL Schenna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00" calcext:value-type="float">
            <text:p>4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4pmmg365tt1bdgna30887r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alpitan Lagrein Riserva</text:p>
          </table:table-cell>
          <table:table-cell table:style-name="ce1" office:value-type="string" calcext:value-type="string">
            <text:p>Weingut Pfostl</text:p>
          </table:table-cell>
          <table:table-cell table:style-name="ce1" office:value-type="float" office:value="45.936493" calcext:value-type="float">
            <text:p>45.93649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air Aton Elena Wal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6rbg23ev9fdyw7ar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ton Pinot Noir Riserva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1.980625" calcext:value-type="float">
            <text:p>51.98062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Mason di mason manincor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k78jz57rmx7y4yqhq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son di Mason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8.061855" calcext:value-type="float">
            <text:p>48.0618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oir Riserva „Trattmann“ Kellerei Girlan</text:p>
          </table:table-cell>
          <table:table-cell table:style-name="ce1"/>
          <table:table-cell table:style-name="ce1" office:value-type="string" calcext:value-type="string">
            <text:p>Gambero Rosso 3 bicchieri, Robert Parker 94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0" calcext:value-type="float">
            <text:p>6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ktxgmhcw3y7x327kx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rattmann Pinot Noir Riserva</text:p>
          </table:table-cell>
          <table:table-cell table:style-name="ce1" office:value-type="string" calcext:value-type="string">
            <text:p>Girlan</text:p>
          </table:table-cell>
          <table:table-cell table:style-name="ce1" office:value-type="float" office:value="44.360096" calcext:value-type="float">
            <text:p>44.3600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“Ludwig” Weingut Elena Wal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0" calcext:value-type="float">
            <text:p>6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163y4xhj4xhmpssq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dwig Pinot Nero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8.786385" calcext:value-type="float">
            <text:p>48.78638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„Exclusiv seine Exzellenz“ Ploner Marling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00" calcext:value-type="float">
            <text:p>6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sxn26kqh6z08fcbcj2q9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ir Charles Darling</text:p>
          </table:table-cell>
          <table:table-cell table:style-name="ce1" office:value-type="string" calcext:value-type="string">
            <text:p>Darling Cellars</text:p>
          </table:table-cell>
          <table:table-cell table:style-name="ce1" office:value-type="float" office:value="24.971596" calcext:value-type="float">
            <text:p>24.9715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oir Riserva “Renaissance” Gump Hof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wwcz6ybdn4p3n24a180rw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naissance Pinot Noir Riserva</text:p>
          </table:table-cell>
          <table:table-cell table:style-name="ce1" office:value-type="string" calcext:value-type="string">
            <text:p>Markus Prackwieser Gump Hof</text:p>
          </table:table-cell>
          <table:table-cell table:style-name="ce1" office:value-type="float" office:value="43.276" calcext:value-type="float">
            <text:p>43.27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“Ponkler” Franz Haas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00" calcext:value-type="float">
            <text:p>10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c5qb5cetv3jrpkk8p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ònkler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43.524548" calcext:value-type="float">
            <text:p>43.52454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oir Riserva „Curlan” Kellerei Girlan</text:p>
          </table:table-cell>
          <table:table-cell table:style-name="ce1"/>
          <table:table-cell table:style-name="ce1" office:value-type="string" calcext:value-type="string">
            <text:p>Robert Parker 93 Punkte Falstaff 95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00" calcext:value-type="float">
            <text:p>11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pm7p3pekabgw88zac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urlan Pinot Noir Riserva</text:p>
          </table:table-cell>
          <table:table-cell table:style-name="ce1" office:value-type="string" calcext:value-type="string">
            <text:p>Girlan</text:p>
          </table:table-cell>
          <table:table-cell table:style-name="ce1" office:value-type="float" office:value="49.491077" calcext:value-type="float">
            <text:p>49.49107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“THE WINE COLLECTION” St. Michael Epp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00" calcext:value-type="float">
            <text:p>1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scs5qg8h77qnc1r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he Wine Collection Pinot Noir Riserva</text:p>
          </table:table-cell>
          <table:table-cell table:style-name="ce1" office:value-type="string" calcext:value-type="string">
            <text:p>St. Michael-Eppan</text:p>
          </table:table-cell>
          <table:table-cell table:style-name="ce1" office:value-type="float" office:value="47.689754" calcext:value-type="float">
            <text:p>47.68975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oir Riserva „Vigna Ganger“ Kellerei Girlan</text:p>
          </table:table-cell>
          <table:table-cell table:style-name="ce1"/>
          <table:table-cell table:style-name="ce1" office:value-type="string" calcext:value-type="string">
            <text:p>Robert Parker 95+ Punkte Falstaff 97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00" calcext:value-type="float">
            <text:p>15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pmtysvk48mrdbc8n5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gna Ganger Pinot Noir Riserva</text:p>
          </table:table-cell>
          <table:table-cell table:style-name="ce1" office:value-type="string" calcext:value-type="string">
            <text:p>Girlan</text:p>
          </table:table-cell>
          <table:table-cell table:style-name="ce1" office:value-type="float" office:value="44.54304" calcext:value-type="float">
            <text:p>44.5430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„Levad“ Kellerei Nals Margreid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bqsw4vswax6agr8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vad Merlot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6.82724" calcext:value-type="float">
            <text:p>56.8272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brenntal kurtats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v03g64rzcatxnbg9f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enntal Merlot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7.024437" calcext:value-type="float">
            <text:p>37.0244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Siebeneich kellerei boze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pg4py5d7tbkjynb3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Siebeneich</text:p>
          </table:table-cell>
          <table:table-cell table:style-name="ce1" office:value-type="string" calcext:value-type="string">
            <text:p>Cantina Bolzano / Kellerei Bozen</text:p>
          </table:table-cell>
          <table:table-cell table:style-name="ce1" office:value-type="float" office:value="40.18326" calcext:value-type="float">
            <text:p>40.1832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„Valpitan“ WEINGUT PFÖSTL Schenn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vweezfgt6j22j4fnghqks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alpitan Merlot Riserva</text:p>
          </table:table-cell>
          <table:table-cell table:style-name="ce1" office:value-type="string" calcext:value-type="string">
            <text:p>Weingut Pfostl</text:p>
          </table:table-cell>
          <table:table-cell table:style-name="ce1" office:value-type="float" office:value="49.590443" calcext:value-type="float">
            <text:p>49.59044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„Gand“ Kellerei Andrian</text:p>
          </table:table-cell>
          <table:table-cell table:style-name="ce1"/>
          <table:table-cell table:style-name="ce1" office:value-type="string" calcext:value-type="string">
            <text:p>Robert Parker 93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0" calcext:value-type="float">
            <text:p>6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fh81000dkhjr5nycrc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Gant</text:p>
          </table:table-cell>
          <table:table-cell table:style-name="ce1" office:value-type="string" calcext:value-type="string">
            <text:p>Andrian</text:p>
          </table:table-cell>
          <table:table-cell table:style-name="ce1" office:value-type="float" office:value="28.599382" calcext:value-type="float">
            <text:p>28.59938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„Nussleiten“ Castel Sallegg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00" calcext:value-type="float">
            <text:p>6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sxmw60741s5xf8a7g1yv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ussleiten</text:p>
          </table:table-cell>
          <table:table-cell table:style-name="ce1" office:value-type="string" calcext:value-type="string">
            <text:p>Castel Sallegg</text:p>
          </table:table-cell>
          <table:table-cell table:style-name="ce1" office:value-type="float" office:value="53.01084" calcext:value-type="float">
            <text:p>53.0108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„KRESSFELD“ - WEINGUT KORNELL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00" calcext:value-type="float">
            <text:p>8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vweezez7xbwrgwrh61zpa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ressfeld Merlot Riserva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6.051365" calcext:value-type="float">
            <text:p>46.0513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„KRESSFELD“ - WEINGUT KORNELL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00" calcext:value-type="float">
            <text:p>8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vweezez7xbwrgwrh61zpa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ressfeld Merlot Riserva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6.051365" calcext:value-type="float">
            <text:p>46.0513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„CAMPANER“ - KELLEREI KALTER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00" calcext:value-type="float">
            <text:p>3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g8terh0mgz2f03ee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mpaner Cabernet Sauvignon Riserva</text:p>
          </table:table-cell>
          <table:table-cell table:style-name="ce1" office:value-type="string" calcext:value-type="string">
            <text:p>Kaltern</text:p>
          </table:table-cell>
          <table:table-cell table:style-name="ce1" office:value-type="float" office:value="32.714386" calcext:value-type="float">
            <text:p>32.71438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Riserva „Lafot“ Kellerei Nals Margreid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y9hn9s2498zg5ar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fot Cabernet Riserva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5.995956" calcext:value-type="float">
            <text:p>55.99595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„FREIENFELD“ KELLEREI KURTATSCH</text:p>
          </table:table-cell>
          <table:table-cell table:style-name="ce1"/>
          <table:table-cell table:style-name="ce1" office:value-type="string" calcext:value-type="string">
            <text:p>trebicchieri, Gambero Rosso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js8rshj1vbhpgcwdy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sitz Freienfeld Cabernet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4.828575" calcext:value-type="float">
            <text:p>34.82857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„FREIENFELD“ KELLEREI KURTATSCH</text:p>
          </table:table-cell>
          <table:table-cell table:style-name="ce1"/>
          <table:table-cell table:style-name="ce1" office:value-type="string" calcext:value-type="string">
            <text:p>trebicchieri, Gambero Rosso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js8rshj1vbhpgcwdy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sitz Freienfeld Cabernet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4.828575" calcext:value-type="float">
            <text:p>34.82857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„TOREN“ TIEFENBRUNNE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00" calcext:value-type="float">
            <text:p>11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vfhs28y8xmmryes74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oren</text:p>
          </table:table-cell>
          <table:table-cell table:style-name="ce1" office:value-type="string" calcext:value-type="string">
            <text:p>Tiefenbrunner</text:p>
          </table:table-cell>
          <table:table-cell table:style-name="ce1" office:value-type="float" office:value="40.882755" calcext:value-type="float">
            <text:p>40.8827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„Valpitan“ Weingut Pföstl Schenn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4pmmg365tt1bdgna30887r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alpitan Lagrein Riserva</text:p>
          </table:table-cell>
          <table:table-cell table:style-name="ce1" office:value-type="string" calcext:value-type="string">
            <text:p>Weingut Pfostl</text:p>
          </table:table-cell>
          <table:table-cell table:style-name="ce1" office:value-type="float" office:value="52.886665" calcext:value-type="float">
            <text:p>52.88666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„Mirell“ Ansitz Waldgries</text:p>
          </table:table-cell>
          <table:table-cell table:style-name="ce1"/>
          <table:table-cell table:style-name="ce1" office:value-type="string" calcext:value-type="string">
            <text:p>Gambero Rosso 3 bicchieri, Falstaff 93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00" calcext:value-type="float">
            <text:p>6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jsjmc5trft3fn3tf0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irell</text:p>
          </table:table-cell>
          <table:table-cell table:style-name="ce1" office:value-type="string" calcext:value-type="string">
            <text:p>Ansitz Waldgries</text:p>
          </table:table-cell>
          <table:table-cell table:style-name="ce1" office:value-type="float" office:value="57.666893" calcext:value-type="float">
            <text:p>57.66689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„TABER“ KELLEREI BOZEN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Cantina Bolzano / Kellerei Bozen</text:p>
          </table:table-cell>
          <table:table-cell table:style-name="ce1" office:value-type="float" office:value="46.200737" calcext:value-type="float">
            <text:p>46.2007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„TABER“ KELLEREI BOZEN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Cantina Bolzano / Kellerei Bozen</text:p>
          </table:table-cell>
          <table:table-cell table:style-name="ce1" office:value-type="float" office:value="46.200737" calcext:value-type="float">
            <text:p>46.2007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„TABER“ KELLEREI BOZEN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JEROBOA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Cantina Bolzano / Kellerei Bozen</text:p>
          </table:table-cell>
          <table:table-cell table:style-name="ce1" office:value-type="float" office:value="46.200737" calcext:value-type="float">
            <text:p>46.2007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„TABER“ KELLEREI BOZEN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MATHUSALE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Cantina Bolzano / Kellerei Bozen</text:p>
          </table:table-cell>
          <table:table-cell table:style-name="ce1" office:value-type="float" office:value="46.200737" calcext:value-type="float">
            <text:p>46.20073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“PORPHYR” KELLEREI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00" calcext:value-type="float">
            <text:p>7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38gj86tet5g3ad2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Porphyr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9.154896" calcext:value-type="float">
            <text:p>59.1548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“Gloria” Weingut Nusserhof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0" calcext:value-type="float">
            <text:p>8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ppesdk19cfa35xnp8h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loria</text:p>
          </table:table-cell>
          <table:table-cell table:style-name="ce1" office:value-type="string" calcext:value-type="string">
            <text:p>Nusserhof (Heinrich Mayr)</text:p>
          </table:table-cell>
          <table:table-cell table:style-name="ce1" office:value-type="float" office:value="33.35996" calcext:value-type="float">
            <text:p>33.359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“Gloria” Weingut Nusserhof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0" calcext:value-type="float">
            <text:p>8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ppesdk19cfa35xnp8h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loria</text:p>
          </table:table-cell>
          <table:table-cell table:style-name="ce1" office:value-type="string" calcext:value-type="string">
            <text:p>Nusserhof (Heinrich Mayr)</text:p>
          </table:table-cell>
          <table:table-cell table:style-name="ce1" office:value-type="float" office:value="33.35996" calcext:value-type="float">
            <text:p>33.359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„Lamarein“ ERBHOF Unterganzner „RARITÄT“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0" calcext:value-type="float">
            <text:p>9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4" office:value-type="string" calcext:value-type="string">
            <text:p>„RARITÄT“</text:p>
          </table:table-cell>
          <table:table-cell table:style-name="ce1" office:value-type="string" calcext:value-type="string">
            <text:p>wine_01h0my5rn5agsqx1htnk7swsa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marein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51.252876" calcext:value-type="float">
            <text:p>51.25287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„Lamarein“ ERBHOF Unterganzner „RARITÄT“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0" calcext:value-type="float">
            <text:p>9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4" office:value-type="string" calcext:value-type="string">
            <text:p>„RARITÄT“</text:p>
          </table:table-cell>
          <table:table-cell table:style-name="ce1" office:value-type="string" calcext:value-type="string">
            <text:p>wine_01h0my5rn5agsqx1htnk7swsa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marein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51.252876" calcext:value-type="float">
            <text:p>51.25287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Perflabiluis Griesbauerhof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qe7swjrs3trks81fdr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erflabilis</text:p>
          </table:table-cell>
          <table:table-cell table:style-name="ce1" office:value-type="string" calcext:value-type="string">
            <text:p>Griesbauerhof</text:p>
          </table:table-cell>
          <table:table-cell table:style-name="ce1" office:value-type="float" office:value="44.87175" calcext:value-type="float">
            <text:p>44.8717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TORILAN” KELLEREI TERLA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00" calcext:value-type="float">
            <text:p>3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krczaydj3qa1wzn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orilan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3.496376" calcext:value-type="float">
            <text:p>53.49637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CASSIANO” BIO MANINCO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00" calcext:value-type="float">
            <text:p>5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k7b0pcbwmmy0vdycn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ssian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1.773994" calcext:value-type="float">
            <text:p>41.77399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„Anticus“ Riserva Cuvee Kellerei Nals Margreid</text:p>
          </table:table-cell>
          <table:table-cell table:style-name="ce1"/>
          <table:table-cell table:style-name="ce1" office:value-type="string" calcext:value-type="string">
            <text:p>Falstaff 93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00" calcext:value-type="float">
            <text:p>6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nc1xqb9twv6da1t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ticus Riserva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3.2009" calcext:value-type="float">
            <text:p>53.2009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„Anticus“ Riserva Cuvee Kellerei Nals Margreid</text:p>
          </table:table-cell>
          <table:table-cell table:style-name="ce1"/>
          <table:table-cell table:style-name="ce1" office:value-type="string" calcext:value-type="string">
            <text:p>Falstaff 93 Punkte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00" calcext:value-type="float">
            <text:p>6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nc1xqb9twv6da1t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ticus Riserva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3.2009" calcext:value-type="float">
            <text:p>53.2009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Athos” Ansitz Dolomytos Sacke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00" calcext:value-type="float">
            <text:p>6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jsgn8q9afa20srmmz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thos</text:p>
          </table:table-cell>
          <table:table-cell table:style-name="ce1" office:value-type="string" calcext:value-type="string">
            <text:p>Ansitz Dolomytos</text:p>
          </table:table-cell>
          <table:table-cell table:style-name="ce1" office:value-type="float" office:value="59.58343" calcext:value-type="float">
            <text:p>59.5834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Lacus” Weingut Walter Schullian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sq48fj911n5ws1zbwtsxr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Walters Spätburgunder Trocken</text:p>
          </table:table-cell>
          <table:table-cell table:style-name="ce1" office:value-type="string" calcext:value-type="string">
            <text:p>Weingut Josef Walter</text:p>
          </table:table-cell>
          <table:table-cell table:style-name="ce1" office:value-type="float" office:value="27.70618" calcext:value-type="float">
            <text:p>27.7061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Lacus” Weingut Walter Schullian</text:p>
          </table:table-cell>
          <table:table-cell table:style-name="ce3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sq48fj911n5ws1zbwtsxr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Walters Spätburgunder Trocken</text:p>
          </table:table-cell>
          <table:table-cell table:style-name="ce1" office:value-type="string" calcext:value-type="string">
            <text:p>Weingut Josef Walter</text:p>
          </table:table-cell>
          <table:table-cell table:style-name="ce1" office:value-type="float" office:value="27.70618" calcext:value-type="float">
            <text:p>27.7061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CASTEL CAMPAN” MANINCOR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00" calcext:value-type="float">
            <text:p>9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k7fteyvmd67b82hxx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stel Campan Merlot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2.668278" calcext:value-type="float">
            <text:p>42.66827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res kurtatsch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1v0sxqtmdxtqmth8ch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res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0.549747" calcext:value-type="float">
            <text:p>30.54974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Zweigelt” Weingut HimmelreicH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1vadywn4w51482yq1f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Himmelreich</text:p>
          </table:table-cell>
          <table:table-cell table:style-name="ce1" office:value-type="string" calcext:value-type="string">
            <text:p>Himmelreich-Hof</text:p>
          </table:table-cell>
          <table:table-cell table:style-name="ce1" office:value-type="float" office:value="33.91184" calcext:value-type="float">
            <text:p>33.9118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Saperaia” Kellerei Meran sehr “limitiert”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00" calcext:value-type="float">
            <text:p>7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super limitiert</text:p>
          </table:table-cell>
          <table:table-cell table:style-name="ce1" office:value-type="string" calcext:value-type="string">
            <text:p>wine_01gzr4ktq47w415nv7n8w3shh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peraia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3.871895" calcext:value-type="float">
            <text:p>43.87189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pätburgunder „N°2“ Weingut Adenauer Ahrweiler Deutschland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0" calcext:value-type="float">
            <text:p>4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awwczedpya4b7wf0h0h6tw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hrweiler Spätburgunder</text:p>
          </table:table-cell>
          <table:table-cell table:style-name="ce1" office:value-type="string" calcext:value-type="string">
            <text:p>J.J. Adeneuer</text:p>
          </table:table-cell>
          <table:table-cell table:style-name="ce1" office:value-type="float" office:value="40.577217" calcext:value-type="float">
            <text:p>40.57721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pätburgunder „Kleine Kammer“ Weingut Adenauer Ahrweiler Deutschland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0" calcext:value-type="float">
            <text:p>6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awwczedpya4b7wf0h0h6tw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hrweiler Spätburgunder</text:p>
          </table:table-cell>
          <table:table-cell table:style-name="ce1" office:value-type="string" calcext:value-type="string">
            <text:p>J.J. Adeneuer</text:p>
          </table:table-cell>
          <table:table-cell table:style-name="ce1" office:value-type="float" office:value="40.577217" calcext:value-type="float">
            <text:p>40.57721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pätburgunder „Rosenthal“ Weingut Adenauer Ahrweiler Deutschland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00" calcext:value-type="float">
            <text:p>8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awwczedpya4b7wf0h0h6tw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hrweiler Spätburgunder</text:p>
          </table:table-cell>
          <table:table-cell table:style-name="ce1" office:value-type="string" calcext:value-type="string">
            <text:p>J.J. Adeneuer</text:p>
          </table:table-cell>
          <table:table-cell table:style-name="ce1" office:value-type="float" office:value="40.577217" calcext:value-type="float">
            <text:p>40.57721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IPASSA - ZENAT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1fnr67jf8jfan1y6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ipassa Valpolicella Ripasso Superiore</text:p>
          </table:table-cell>
          <table:table-cell table:style-name="ce1" office:value-type="string" calcext:value-type="string">
            <text:p>Zenato</text:p>
          </table:table-cell>
          <table:table-cell table:style-name="ce1" office:value-type="float" office:value="32.55292" calcext:value-type="float">
            <text:p>32.5529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IANTI NOZZOLE - FOLONARI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84510z7t51yh4wewd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lla Nozzole Chianti Classico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33.82708" calcext:value-type="float">
            <text:p>33.8270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ianti Classico Riserva Antinori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swndtayhsp089ks5c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lla Antinori Chianti Classico Riserva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42.407734" calcext:value-type="float">
            <text:p>42.40773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odai Kellerei Fertuna toscan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es5agcj68hd5gda8t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odai Maremma Toscana</text:p>
          </table:table-cell>
          <table:table-cell table:style-name="ce1" office:value-type="string" calcext:value-type="string">
            <text:p>Fertuna</text:p>
          </table:table-cell>
          <table:table-cell table:style-name="ce1" office:value-type="float" office:value="39.20594" calcext:value-type="float">
            <text:p>39.2059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Difese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00" calcext:value-type="float">
            <text:p>4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26w035f1fyngbtc2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Difese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0.307587" calcext:value-type="float">
            <text:p>40.30758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UIDALBERTO SAN Guido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00" calcext:value-type="float">
            <text:p>7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x8asdj89jfbepz68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uidalberto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0.16155" calcext:value-type="float">
            <text:p>40.161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UIDALBERTO SAN Guido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00" calcext:value-type="float">
            <text:p>7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x8asdj89jfbepz68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uidalberto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0.16155" calcext:value-type="float">
            <text:p>40.1615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. Casanova di Neri Tenuta Nuova</text:p>
          </table:table-cell>
          <table:table-cell table:style-name="ce1"/>
          <table:table-cell table:style-name="ce1" office:value-type="string" calcext:value-type="string">
            <text:p>James Suckling 99/100 , Robert Parker 98/100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00" calcext:value-type="float">
            <text:p>1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fgsnd47xs02ye7gr6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nuta Nuova Brunello di Montalcino</text:p>
          </table:table-cell>
          <table:table-cell table:style-name="ce1" office:value-type="string" calcext:value-type="string">
            <text:p>Casanova di Neri</text:p>
          </table:table-cell>
          <table:table-cell table:style-name="ce1" office:value-type="float" office:value="62.615414" calcext:value-type="float">
            <text:p>62.61541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TESTAMATTA” BIBI GRAETZ</text:p>
          </table:table-cell>
          <table:table-cell table:style-name="ce1"/>
          <table:table-cell table:style-name="ce1" office:value-type="string" calcext:value-type="string">
            <text:p>Robert Parker 96 Punkte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00" calcext:value-type="float">
            <text:p>10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6hxayhxgx9bvd6ge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stamatta Toscana</text:p>
          </table:table-cell>
          <table:table-cell table:style-name="ce1" office:value-type="string" calcext:value-type="string">
            <text:p>Bibi Graetz</text:p>
          </table:table-cell>
          <table:table-cell table:style-name="ce1" office:value-type="float" office:value="55.35928" calcext:value-type="float">
            <text:p>55.3592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TIGNANELLO” - Tignanello - ANTINOri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00" calcext:value-type="float">
            <text:p>11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swn8cnrh7jb8qff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54.704067" calcext:value-type="float">
            <text:p>54.70406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TIGNANELLO” - Tignanello - ANTINOri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00" calcext:value-type="float">
            <text:p>11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swn8cnrh7jb8qff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54.704067" calcext:value-type="float">
            <text:p>54.70406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ORNELLAIA” IL VIGORE BOLGHERI SUPERIORE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00" calcext:value-type="float">
            <text:p>2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84z2nc5cd3spjanz4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Vigore</text:p>
          </table:table-cell>
          <table:table-cell table:style-name="ce1" office:value-type="string" calcext:value-type="string">
            <text:p>Ornellaia</text:p>
          </table:table-cell>
          <table:table-cell table:style-name="ce1" office:value-type="float" office:value="41.922043" calcext:value-type="float">
            <text:p>41.92204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ORNELLAIA” IL VIGORE BOLGHERI SUPERIORE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00" calcext:value-type="float">
            <text:p>2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84z2nc5cd3spjanz4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Vigore</text:p>
          </table:table-cell>
          <table:table-cell table:style-name="ce1" office:value-type="string" calcext:value-type="string">
            <text:p>Ornellaia</text:p>
          </table:table-cell>
          <table:table-cell table:style-name="ce1" office:value-type="float" office:value="41.922043" calcext:value-type="float">
            <text:p>41.92204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ORNELLAIA” IL VIGORE BOLGHERI SUPERIORE</text:p>
          </table:table-cell>
          <table:table-cell table:style-name="ce1"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00" calcext:value-type="float">
            <text:p>2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84z2nc5cd3spjanz4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Vigore</text:p>
          </table:table-cell>
          <table:table-cell table:style-name="ce1" office:value-type="string" calcext:value-type="string">
            <text:p>Ornellaia</text:p>
          </table:table-cell>
          <table:table-cell table:style-name="ce1" office:value-type="float" office:value="41.922043" calcext:value-type="float">
            <text:p>41.92204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Solaia” Antinori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00" calcext:value-type="float">
            <text:p>36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sd1h92b8zw54j1dbj0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lla Antinori Rosso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33.989075" calcext:value-type="float">
            <text:p>33.98907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“Sito Moresco” Nebbiolo Barbera - Merlot Gaj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00" calcext:value-type="float">
            <text:p>7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p5ck3gwm5w4617e7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ito Moresco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42.069366" calcext:value-type="float">
            <text:p>42.06936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DARMAGI - GAJ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00" calcext:value-type="float">
            <text:p>29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pdm8hwsp2wvphad1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Darmagi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36.93362" calcext:value-type="float">
            <text:p>36.9336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- PIETRO DEL CERO CA DEI FRATI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00" calcext:value-type="float">
            <text:p>11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g38xhhverb8hjn93q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etro Dal Cero Amarone della Valpolicella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56.100227" calcext:value-type="float">
            <text:p>56.10022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ogato Merotto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mnpz53trpyg2j9wbs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ogato Cabernet Sauvignon</text:p>
          </table:table-cell>
          <table:table-cell table:style-name="ce1" office:value-type="string" calcext:value-type="string">
            <text:p>Merotto</text:p>
          </table:table-cell>
          <table:table-cell table:style-name="ce1" office:value-type="float" office:value="33.417118" calcext:value-type="float">
            <text:p>33.41711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ogato Merotto</text:p>
          </table:table-cell>
          <table:table-cell table:style-name="ce1" table:number-columns-repeated="2"/>
          <table:table-cell table:style-name="ce1" office:value-type="string" calcext:value-type="string">
            <text:p>JEROBOA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mnpz53trpyg2j9wbs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ogato Cabernet Sauvignon</text:p>
          </table:table-cell>
          <table:table-cell table:style-name="ce1" office:value-type="string" calcext:value-type="string">
            <text:p>Merotto</text:p>
          </table:table-cell>
          <table:table-cell table:style-name="ce1" office:value-type="float" office:value="33.417118" calcext:value-type="float">
            <text:p>33.41711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ogato Merotto</text:p>
          </table:table-cell>
          <table:table-cell table:style-name="ce1" table:number-columns-repeated="2"/>
          <table:table-cell table:style-name="ce1" office:value-type="string" calcext:value-type="string">
            <text:p>MATHUSALE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mnpz53trpyg2j9wbs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ogato Cabernet Sauvignon</text:p>
          </table:table-cell>
          <table:table-cell table:style-name="ce1" office:value-type="string" calcext:value-type="string">
            <text:p>Merotto</text:p>
          </table:table-cell>
          <table:table-cell table:style-name="ce1" office:value-type="float" office:value="33.417118" calcext:value-type="float">
            <text:p>33.41711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pergole torte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qzm2rdmnzjhg9mkfy79qf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orre Rossa</text:p>
          </table:table-cell>
          <table:table-cell table:style-name="ce1" office:value-type="string" calcext:value-type="string">
            <text:p>Torre la Passeri</text:p>
          </table:table-cell>
          <table:table-cell table:style-name="ce1" office:value-type="float" office:value="17.93942" calcext:value-type="float">
            <text:p>17.9394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ce Brunello di montalcino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sd495jd2nppw10k2c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ntina di Montalcino</text:p>
          </table:table-cell>
          <table:table-cell table:style-name="ce1" office:value-type="float" office:value="38.65188" calcext:value-type="float">
            <text:p>38.6518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ntrada diciassettesalme etna cattaner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hqgny88c4v2vf0vw0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Etna Contrada Diciassettesalme Rosso</text:p>
          </table:table-cell>
          <table:table-cell table:style-name="ce1" office:value-type="string" calcext:value-type="string">
            <text:p>Cottanera</text:p>
          </table:table-cell>
          <table:table-cell table:style-name="ce1" office:value-type="float" office:value="51.31506" calcext:value-type="float">
            <text:p>51.3150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yrah calle al fico petra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852mghyjybtvaxx7p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lle Al Fico Toscana</text:p>
          </table:table-cell>
          <table:table-cell table:style-name="ce1" office:value-type="string" calcext:value-type="string">
            <text:p>Petra</text:p>
          </table:table-cell>
          <table:table-cell table:style-name="ce1" office:value-type="float" office:value="39.268456" calcext:value-type="float">
            <text:p>39.26845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64" calcext:value-type="float">
            <text:p>164</text:p>
          </table:table-cell>
          <table:table-cell table:style-name="ce1"/>
          <table:table-cell table:style-name="ce1" office:value-type="string" calcext:value-type="string">
            <text:p>Südtiroler Sekt Brut Riserva „36“ Kellerei Mera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00" calcext:value-type="float">
            <text:p>8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r2pq1mddt3an3mny3988d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Riserva 36 Brut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8.857716" calcext:value-type="float">
            <text:p>48.85771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style-name="ce1" office:value-type="string" calcext:value-type="string">
            <text:p>“Comitissa” Pas Dosé Riserva - Südtirol DOC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0" calcext:value-type="float">
            <text:p>9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f3cmbts4w0cgbm09zbfrjy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as Dosè Riserva</text:p>
          </table:table-cell>
          <table:table-cell table:style-name="ce1" office:value-type="string" calcext:value-type="string">
            <text:p>Comitissa</text:p>
          </table:table-cell>
          <table:table-cell table:style-name="ce1" office:value-type="float" office:value="45.439007" calcext:value-type="float">
            <text:p>45.439007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  <table:table-cell table:style-name="ce1" office:value-type="string" calcext:value-type="string">
            <text:p>“LUGANA” - CA DEI FRATI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0" calcext:value-type="float">
            <text:p>6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21816c7pdatn9v5f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I Frati Lugana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47.855896" calcext:value-type="float">
            <text:p>47.8558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" office:value-type="string" calcext:value-type="string">
            <text:p>„Stoan“ Kellerei Trami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00" calcext:value-type="float">
            <text:p>8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sq47xgny3zdnmy8t6fhvy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toan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40.096176" calcext:value-type="float">
            <text:p>40.09617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1" office:value-type="string" calcext:value-type="string">
            <text:p>SAUVIGNON “QUARZ” - TERLA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5kqa21f0wdpx6t3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arz Sauvignon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1.522858" calcext:value-type="float">
            <text:p>51.52285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1" calcext:value-type="float">
            <text:p>171</text:p>
          </table:table-cell>
          <table:table-cell table:style-name="ce1"/>
          <table:table-cell table:style-name="ce1" office:value-type="string" calcext:value-type="string">
            <text:p>pino grigio st. michael eppan</text:p>
          </table:table-cell>
          <table:table-cell table:style-name="ce1" table:number-columns-repeated="2"/>
          <table:table-cell table:style-name="ce1" office:value-type="string" calcext:value-type="string">
            <text:p>JEROBOA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kpj16tf3ed9mnxc7mv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</text:p>
          </table:table-cell>
          <table:table-cell table:style-name="ce1" office:value-type="string" calcext:value-type="string">
            <text:p>St. Michael-Eppan</text:p>
          </table:table-cell>
          <table:table-cell table:style-name="ce1" office:value-type="float" office:value="42.29632" calcext:value-type="float">
            <text:p>42.2963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2" calcext:value-type="float">
            <text:p>172</text:p>
          </table:table-cell>
          <table:table-cell table:style-name="ce1"/>
          <table:table-cell table:style-name="ce1" office:value-type="string" calcext:value-type="string">
            <text:p>“Trattmann” Pinot Noir Riserva Kellerei Girla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00" calcext:value-type="float">
            <text:p>12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ktxgmhcw3y7x327kx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rattmann Pinot Noir Riserva</text:p>
          </table:table-cell>
          <table:table-cell table:style-name="ce1" office:value-type="string" calcext:value-type="string">
            <text:p>Girlan</text:p>
          </table:table-cell>
          <table:table-cell table:style-name="ce1" office:value-type="float" office:value="43.65086" calcext:value-type="float">
            <text:p>43.6508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73" calcext:value-type="float">
            <text:p>173</text:p>
          </table:table-cell>
          <table:table-cell table:style-name="ce3"/>
          <table:table-cell table:style-name="ce1" office:value-type="string" calcext:value-type="string">
            <text:p>Merlot Riserva “Passion Limited Edition” DOC</text:p>
          </table:table-cell>
          <table:table-cell table:style-name="ce3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500" calcext:value-type="float">
            <text:p>1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sq485g5cwwqqapbqtbtva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</text:p>
          </table:table-cell>
          <table:table-cell table:style-name="ce1" office:value-type="string" calcext:value-type="string">
            <text:p>Passion</text:p>
          </table:table-cell>
          <table:table-cell table:style-name="ce1" office:value-type="float" office:value="28.945559" calcext:value-type="float">
            <text:p>28.945559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table:style-name="ce1" office:value-type="string" calcext:value-type="string">
            <text:p>MERLOT RISERVA „KRESSFELD“ - WEINGUT KORNELL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0" calcext:value-type="float">
            <text:p>17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vweezez7xbwrgwrh61zpa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ressfeld Merlot Riserva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5.342125" calcext:value-type="float">
            <text:p>45.34212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/>
          <table:table-cell table:style-name="ce1" office:value-type="string" calcext:value-type="string">
            <text:p>Merlot “KUNST.STÜCK” RISERVA DOC <text:s/>Kellerei Kalter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7500" calcext:value-type="float">
            <text:p>17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zm23n4bsypkqs0cvt08e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unst.Stück Merlot Riserva</text:p>
          </table:table-cell>
          <table:table-cell table:style-name="ce1" office:value-type="string" calcext:value-type="string">
            <text:p>Kaltern</text:p>
          </table:table-cell>
          <table:table-cell table:style-name="ce1" office:value-type="float" office:value="42.020145" calcext:value-type="float">
            <text:p>42.02014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table:style-name="ce1" office:value-type="string" calcext:value-type="string">
            <text:p>LAGREIN RISERVA “TABER” - KELLEREI BOZEN</text:p>
          </table:table-cell>
          <table:table-cell table:style-name="ce1"/>
          <table:table-cell table:style-name="ce1" office:value-type="string" calcext:value-type="string">
            <text:p>Gambero Rosso 3 bicchieri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00" calcext:value-type="float">
            <text:p>14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Cantina Bolzano / Kellerei Bozen</text:p>
          </table:table-cell>
          <table:table-cell table:style-name="ce1" office:value-type="float" office:value="45.4915" calcext:value-type="float">
            <text:p>45.4915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7" calcext:value-type="float">
            <text:p>177</text:p>
          </table:table-cell>
          <table:table-cell table:style-name="ce1"/>
          <table:table-cell table:style-name="ce1" office:value-type="string" calcext:value-type="string">
            <text:p>LAGREIN RISERVA “PORPHYR” - KELLEREI TERLAN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00" calcext:value-type="float">
            <text:p>15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n538gj86tet5g3ad2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Porphyr</text:p>
          </table:table-cell>
          <table:table-cell table:style-name="ce1" office:value-type="string" calcext:value-type="string">
            <text:p>Terlan (Terlano)</text:p>
          </table:table-cell>
          <table:table-cell table:style-name="ce1" office:value-type="float" office:value="58.44566" calcext:value-type="float">
            <text:p>58.4456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8" calcext:value-type="float">
            <text:p>178</text:p>
          </table:table-cell>
          <table:table-cell table:style-name="ce1"/>
          <table:table-cell table:style-name="ce1" office:value-type="string" calcext:value-type="string">
            <text:p>“AMISTAR” CUVÉE MAGNUM - PETER SÖLVA</text:p>
          </table:table-cell>
          <table:table-cell table:style-name="ce1"/>
          <table:table-cell table:style-name="ce1" office:value-type="string" calcext:value-type="string">
            <text:p>WineHunter Award Platinum &amp; Gold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00" calcext:value-type="float">
            <text:p>10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my5rh4696kz0ytbwtarqy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istar Rosso Cuvèe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43.297096" calcext:value-type="float">
            <text:p>43.297096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table:style-name="ce1" office:value-type="string" calcext:value-type="string">
            <text:p>„Anticus“ Merlot Cabernet Riserva Kellerei Nals - Magreid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00" calcext:value-type="float">
            <text:p>13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pdnc1xqb9twv6da1t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ticus Riserva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49.774136" calcext:value-type="float">
            <text:p>49.77413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80" calcext:value-type="float">
            <text:p>180</text:p>
          </table:table-cell>
          <table:table-cell table:style-name="ce3"/>
          <table:table-cell table:style-name="ce1" office:value-type="string" calcext:value-type="string">
            <text:p>“Lacus” Weingut Walter Schullian</text:p>
          </table:table-cell>
          <table:table-cell table:style-name="ce3"/>
          <table:table-cell table:style-name="ce1" office:value-type="string" calcext:value-type="string">
            <text:p>Jährlich nur 150 Flaschen</text:p>
          </table:table-cell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00" calcext:value-type="float">
            <text:p>15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sq48fpz409a0t4x6q9jnn7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Secco Walter Blanc</text:p>
          </table:table-cell>
          <table:table-cell table:style-name="ce1" office:value-type="string" calcext:value-type="string">
            <text:p>Weingut Walter Wien</text:p>
          </table:table-cell>
          <table:table-cell table:style-name="ce1" office:value-type="float" office:value="28.551506" calcext:value-type="float">
            <text:p>28.55150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81" calcext:value-type="float">
            <text:p>181</text:p>
          </table:table-cell>
          <table:table-cell table:style-name="ce3"/>
          <table:table-cell table:style-name="ce1" office:value-type="string" calcext:value-type="string">
            <text:p>le cupole rosso toscana</text:p>
          </table:table-cell>
          <table:table-cell table:style-name="ce3" table:number-columns-repeated="2"/>
          <table:table-cell table:style-name="ce1" office:value-type="string" calcext:value-type="string">
            <text:p>JEROBOA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my5st68p7hnh5qyaeg1xz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oscana Bianco</text:p>
          </table:table-cell>
          <table:table-cell table:style-name="ce1" office:value-type="string" calcext:value-type="string">
            <text:p>Collina Toscana</text:p>
          </table:table-cell>
          <table:table-cell table:style-name="ce1" office:value-type="float" office:value="27.105713" calcext:value-type="float">
            <text:p>27.10571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table:style-name="ce1" office:value-type="string" calcext:value-type="string">
            <text:p>villa antinori chianti classico</text:p>
          </table:table-cell>
          <table:table-cell table:style-name="ce1" table:number-columns-repeated="2"/>
          <table:table-cell table:style-name="ce1" office:value-type="string" calcext:value-type="string">
            <text:p>JEROBOA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sxjbxzsnqdzshxape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lla Antinori Chianti Classico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46.155254" calcext:value-type="float">
            <text:p>46.155254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83" calcext:value-type="float">
            <text:p>183</text:p>
          </table:table-cell>
          <table:table-cell table:style-name="ce1"/>
          <table:table-cell table:style-name="ce1" office:value-type="string" calcext:value-type="string">
            <text:p>fomtalloro toscana felsina</text:p>
          </table:table-cell>
          <table:table-cell table:style-name="ce1" table:number-columns-repeated="2"/>
          <table:table-cell table:style-name="ce1" office:value-type="string" calcext:value-type="string">
            <text:p>JEROBOA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t803g52eh6v7h6921w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ontalloro</text:p>
          </table:table-cell>
          <table:table-cell table:style-name="ce1" office:value-type="string" calcext:value-type="string">
            <text:p>Fèlsina</text:p>
          </table:table-cell>
          <table:table-cell table:style-name="ce1" office:value-type="float" office:value="41.346043" calcext:value-type="float">
            <text:p>41.34604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table:style-name="ce1" office:value-type="string" calcext:value-type="string">
            <text:p>“TIGNANELLO” - ANTInori TOSKANA</text:p>
          </table:table-cell>
          <table:table-cell table:style-name="ce1"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00" calcext:value-type="float">
            <text:p>23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swn8cnrh7jb8qff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38.303463" calcext:value-type="float">
            <text:p>38.30346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style-name="ce1" office:value-type="string" calcext:value-type="string">
            <text:p>podere le ripi Amar d. fallia <text:s/>toscana rosso</text:p>
          </table:table-cell>
          <table:table-cell table:style-name="ce1" table:number-columns-repeated="2"/>
          <table:table-cell table:style-name="ce1" office:value-type="string" calcext:value-type="string">
            <text:p>MATHUSALE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avwef7ya7xsapjneazpzm2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Ripi Toscana</text:p>
          </table:table-cell>
          <table:table-cell table:style-name="ce1" office:value-type="string" calcext:value-type="string">
            <text:p>Podere le Ripi</text:p>
          </table:table-cell>
          <table:table-cell table:style-name="ce1" office:value-type="float" office:value="49.726177" calcext:value-type="float">
            <text:p>49.72617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86" calcext:value-type="float">
            <text:p>186</text:p>
          </table:table-cell>
          <table:table-cell table:style-name="ce3"/>
          <table:table-cell table:style-name="ce1" office:value-type="string" calcext:value-type="string">
            <text:p>amarone d. v. sant antonio</text:p>
          </table:table-cell>
          <table:table-cell table:style-name="ce3" table:number-columns-repeated="2"/>
          <table:table-cell table:style-name="ce1" office:value-type="string" calcext:value-type="string">
            <text:p>MATHUSALEM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wsykz9y1ehgsz4wnz3a0r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s Secrets de Saint Antonin</text:p>
          </table:table-cell>
          <table:table-cell table:style-name="ce1" office:value-type="string" calcext:value-type="string">
            <text:p>Saint Antonin</text:p>
          </table:table-cell>
          <table:table-cell table:style-name="ce1" office:value-type="float" office:value="27.735878" calcext:value-type="float">
            <text:p>27.735878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GOLDMUSKATELLER - KELLEREI KALTERN</text:p>
          </table:table-cell>
          <table:table-cell table:style-name="ce1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gzr4ksdgjjpdxvted1cpey4d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Goldmuskateller Moscato Giallo</text:p>
          </table:table-cell>
          <table:table-cell table:style-name="ce1" office:value-type="string" calcext:value-type="string">
            <text:p>Kaltern</text:p>
          </table:table-cell>
          <table:table-cell table:style-name="ce1" office:value-type="float" office:value="31.945658" calcext:value-type="float">
            <text:p>31.94565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„Rote Rose“ Kellerei Nals Margreid halbtrocken</text:p>
          </table:table-cell>
          <table:table-cell table:style-name="ce3"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spdzb94jpm7t501wmka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te Rose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48.1603" calcext:value-type="float">
            <text:p>48.160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PETIT MANSENG - KELLEREI ST. PAULS</text:p>
          </table:table-cell>
          <table:table-cell table:style-name="ce3" table:number-columns-repeated="2"/>
          <table:table-cell table:style-name="ce1" office:value-type="string" calcext:value-type="string">
            <text:p>HALF_LIT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0" calcext:value-type="float">
            <text:p>43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0sq485hejh7yc294es78d9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assion Petit Manseng</text:p>
          </table:table-cell>
          <table:table-cell table:style-name="ce1" office:value-type="string" calcext:value-type="string">
            <text:p>Kellerei St. Pauls</text:p>
          </table:table-cell>
          <table:table-cell table:style-name="ce1" office:value-type="float" office:value="43.972588" calcext:value-type="float">
            <text:p>43.97258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RE FILER - CA Dei FRATI</text:p>
          </table:table-cell>
          <table:table-cell table:style-name="ce3"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gzr4ksd8d13psg195de23bfb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uvée dei Frati Brut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43.475803" calcext:value-type="float">
            <text:p>43.47580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osenmuskateller Abtei Muri gries Limited Edition</text:p>
          </table:table-cell>
          <table:table-cell table:style-name="ce3"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0" calcext:value-type="float">
            <text:p>4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ycw5gjsaxkj9xmbngcd07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s</text:p>
          </table:table-cell>
          <table:table-cell table:style-name="ce1" office:value-type="string" calcext:value-type="string">
            <text:p>Domaine Maurice Griss</text:p>
          </table:table-cell>
          <table:table-cell table:style-name="ce1" office:value-type="float" office:value="18.30693" calcext:value-type="float">
            <text:p>18.30693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Südtiroler Moscato „Rosa“ Castel Salegg Limited Edition</text:p>
          </table:table-cell>
          <table:table-cell table:style-name="ce1"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0" calcext:value-type="float">
            <text:p>5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wine_01h0qsxmw6nhm703kat91s5t3n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Moscato Rosa</text:p>
          </table:table-cell>
          <table:table-cell table:style-name="ce1" office:value-type="string" calcext:value-type="string">
            <text:p>Castel Sallegg</text:p>
          </table:table-cell>
          <table:table-cell table:style-name="ce1" office:value-type="float" office:value="40.26851" calcext:value-type="float">
            <text:p>40.26851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LILIAC &amp; KRACHER ICE WINE Limited Edition</text:p>
          </table:table-cell>
          <table:table-cell table:style-name="ce3"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00" calcext:value-type="float">
            <text:p>7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string" calcext:value-type="string">
            <text:p>wine_01hcwsykvzaffva3hg8ec3vv3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ransylvanian Ice Wine</text:p>
          </table:table-cell>
          <table:table-cell table:style-name="ce1" office:value-type="string" calcext:value-type="string">
            <text:p>Liliac</text:p>
          </table:table-cell>
          <table:table-cell table:style-name="ce1" office:value-type="float" office:value="41.562317" calcext:value-type="float">
            <text:p>41.562317</text:p>
          </table:table-cell>
          <table:table-cell table:number-columns-repeated="1006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uto (select correct)'.A1:'Auto (select correct)'.R224">
            <calcext:condition calcext:apply-style-name="ConditionalStyle_1" calcext:value="formula-is([.$A1]=1)" calcext:base-cell-address="'Auto (select correct)'.A1"/>
          </calcext:conditional-format>
        </calcext:conditional-formats>
      </table:table>
      <table:table table:name="Manual (DO NOT TOUCH)" table:style-name="ta2">
        <table:table-column table:style-name="co1" table:number-columns-repeated="14" table:default-cell-style-name="Default"/>
        <table:table-column table:style-name="co7" table:number-columns-repeated="12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matched_id</text:p>
          </table:table-cell>
          <table:table-cell table:style-name="ce5" office:value-type="string" calcext:value-type="string">
            <text:p>external_i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winery_nam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vintag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storage_area</text:p>
          </table:table-cell>
          <table:table-cell table:style-name="ce5" office:value-type="string" calcext:value-type="string">
            <text:p>internal_notes</text:p>
          </table:table-cell>
          <table:table-cell table:number-columns-repeated="1010"/>
        </table:table-row>
        <table:table-row table:style-name="ro1">
          <table:table-cell table:style-name="ce5" table:formula="of:=IF(ISBLANK([.B2]); &quot;&quot;; 1)">
            <text:p/>
          </table:table-cell>
          <table:table-cell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WEISSBURGUNDER - BERGKELLEREI PASSEIER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00" calcext:value-type="float">
            <text:p>47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table:formula="of:=IF(ISBLANK([.B3]); &quot;&quot;; 1)">
            <text:p/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Terlaner „Rarity“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9500" calcext:value-type="float">
            <text:p>195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table:formula="of:=IF(ISBLANK([.B4]); &quot;&quot;; 1)">
            <text:p/>
          </table:table-cell>
          <table:table-cell/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BLAUBURGUNDER - PLONER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800" calcext:value-type="float">
            <text:p>38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6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to_20__28_select_20_correct_29_" style:display-name="PageStyle_Auto (select correc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ual_20__28_DO_20_NOT_20_TOUCH_29_" style:display-name="PageStyle_Manual (DO NOT TOUC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38" meta:object-count="0"/>
    <meta:generator>LibreOfficeDev/6.0.5.2$Linux_X86_64 LibreOffice_project/</meta:generator>
  </office:meta>
</office:document-meta>
</file>